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2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0264" calcext:value-type="float">
            <text:p>111.8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32" calcext:value-type="float">
            <text:p>109.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4384" calcext:value-type="float">
            <text:p>106.70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1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7976" calcext:value-type="float">
            <text:p>95.0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1616" calcext:value-type="float">
            <text:p>93.7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7368" calcext:value-type="float">
            <text:p>91.7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5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2528" calcext:value-type="float">
            <text:p>91.0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0552" calcext:value-type="float">
            <text:p>82.1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5152" calcext:value-type="float">
            <text:p>80.8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904" calcext:value-type="float">
            <text:p>83.7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47609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6656" calcext:value-type="float">
            <text:p>84.4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